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5.8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dac31" officeooo:paragraph-rsid="001dac31" style:font-weight-asian="bold" style:font-weight-complex="bold"/>
    </style:style>
    <style:style style:name="P4" style:family="paragraph" style:parent-style-name="Standard">
      <style:text-properties fo:font-weight="bold" officeooo:rsid="001fd6b5" officeooo:paragraph-rsid="001fd6b5" style:font-weight-asian="bold" style:font-weight-complex="bold"/>
    </style:style>
    <style:style style:name="P5" style:family="paragraph" style:parent-style-name="Standard">
      <style:text-properties fo:font-weight="bold" officeooo:rsid="0022f44d" officeooo:paragraph-rsid="0022f44d" style:font-weight-asian="bold" style:font-weight-complex="bold"/>
    </style:style>
    <style:style style:name="P6" style:family="paragraph" style:parent-style-name="Standard">
      <style:text-properties fo:font-weight="bold" officeooo:rsid="0023891e" officeooo:paragraph-rsid="0023891e" style:font-weight-asian="bold" style:font-weight-complex="bold"/>
    </style:style>
    <style:style style:name="P7" style:family="paragraph" style:parent-style-name="Standard">
      <style:text-properties fo:font-weight="bold" officeooo:rsid="0023b01f" officeooo:paragraph-rsid="0023b01f" style:font-weight-asian="bold" style:font-weight-complex="bold"/>
    </style:style>
    <style:style style:name="P8" style:family="paragraph" style:parent-style-name="Standard">
      <style:text-properties officeooo:rsid="001dac31" officeooo:paragraph-rsid="001dac31"/>
    </style:style>
    <style:style style:name="P9" style:family="paragraph" style:parent-style-name="Standard">
      <style:text-properties officeooo:rsid="001fd6b5" officeooo:paragraph-rsid="001fd6b5"/>
    </style:style>
    <style:style style:name="P10" style:family="paragraph" style:parent-style-name="Standard">
      <style:text-properties officeooo:rsid="001fd6b5" officeooo:paragraph-rsid="00219ab1"/>
    </style:style>
    <style:style style:name="P11" style:family="paragraph" style:parent-style-name="Standard">
      <style:text-properties officeooo:rsid="00216b58" officeooo:paragraph-rsid="00216b58"/>
    </style:style>
    <style:style style:name="P12" style:family="paragraph" style:parent-style-name="Standard">
      <style:text-properties officeooo:rsid="00219ab1" officeooo:paragraph-rsid="00219ab1"/>
    </style:style>
    <style:style style:name="P13" style:family="paragraph" style:parent-style-name="Standard">
      <style:text-properties officeooo:rsid="0021d140" officeooo:paragraph-rsid="0021d140"/>
    </style:style>
    <style:style style:name="P14" style:family="paragraph" style:parent-style-name="Standard">
      <style:text-properties officeooo:rsid="0022f44d" officeooo:paragraph-rsid="0022f44d"/>
    </style:style>
    <style:style style:name="P15" style:family="paragraph" style:parent-style-name="Standard">
      <style:text-properties officeooo:rsid="0023891e" officeooo:paragraph-rsid="0023891e"/>
    </style:style>
    <style:style style:name="P16" style:family="paragraph" style:parent-style-name="Standard">
      <style:text-properties officeooo:rsid="0023b01f" officeooo:paragraph-rsid="0023b01f"/>
    </style:style>
    <style:style style:name="P17" style:family="paragraph" style:parent-style-name="Standard">
      <style:text-properties officeooo:rsid="00272c2f" officeooo:paragraph-rsid="00272c2f"/>
    </style:style>
    <style:style style:name="P18" style:family="paragraph" style:parent-style-name="Standard">
      <style:text-properties fo:font-style="normal" officeooo:rsid="0023b01f" officeooo:paragraph-rsid="0023b01f" style:font-style-asian="normal" style:font-style-complex="normal"/>
    </style:style>
    <style:style style:name="P19" style:family="paragraph" style:parent-style-name="Standard">
      <style:text-properties fo:font-style="normal" officeooo:rsid="00252799" officeooo:paragraph-rsid="00252799" style:font-style-asian="normal" style:font-style-complex="normal"/>
    </style:style>
    <style:style style:name="P20" style:family="paragraph" style:parent-style-name="Standard">
      <style:text-properties fo:font-style="normal" officeooo:rsid="0025c716" officeooo:paragraph-rsid="0025c716" style:font-style-asian="normal" style:font-style-complex="normal"/>
    </style:style>
    <style:style style:name="P21" style:family="paragraph" style:parent-style-name="Standard">
      <style:text-properties fo:font-style="normal" officeooo:rsid="00272c2f" officeooo:paragraph-rsid="00272c2f" style:font-style-asian="normal" style:font-style-complex="normal"/>
    </style:style>
    <style:style style:name="P22" style:family="paragraph" style:parent-style-name="Standard">
      <style:text-properties fo:font-style="normal" officeooo:rsid="002af34e" officeooo:paragraph-rsid="002af34e" style:font-style-asian="normal" style:font-style-complex="normal"/>
    </style:style>
    <style:style style:name="P23" style:family="paragraph" style:parent-style-name="Standard">
      <style:text-properties fo:font-style="normal" officeooo:rsid="002be433" officeooo:paragraph-rsid="002be433" style:font-style-asian="normal" style:font-style-complex="normal"/>
    </style:style>
    <style:style style:name="P24" style:family="paragraph" style:parent-style-name="Standard">
      <style:text-properties fo:font-style="normal" officeooo:rsid="002c213e" officeooo:paragraph-rsid="002c213e" style:font-style-asian="normal" style:font-style-complex="normal"/>
    </style:style>
    <style:style style:name="P25" style:family="paragraph" style:parent-style-name="Standard">
      <style:text-properties fo:font-style="normal" officeooo:rsid="002cee3b" officeooo:paragraph-rsid="002cee3b" style:font-style-asian="normal" style:font-style-complex="normal"/>
    </style:style>
    <style:style style:name="P26" style:family="paragraph" style:parent-style-name="Standard">
      <style:text-properties fo:font-style="normal" officeooo:rsid="002dde27" officeooo:paragraph-rsid="002dde27" style:font-style-asian="normal" style:font-style-complex="normal"/>
    </style:style>
    <style:style style:name="P27" style:family="paragraph" style:parent-style-name="Standard">
      <style:text-properties fo:font-style="normal" fo:font-weight="bold" officeooo:rsid="00252799" officeooo:paragraph-rsid="00252799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72c2f" officeooo:paragraph-rsid="00272c2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af34e" officeooo:paragraph-rsid="002af34e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be433" officeooo:paragraph-rsid="002be433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2c213e" officeooo:paragraph-rsid="002c213e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2cee3b" officeooo:paragraph-rsid="002cee3b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2dde27" officeooo:paragraph-rsid="002dde27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normal" officeooo:rsid="00272c2f" officeooo:paragraph-rsid="00272c2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6b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c21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SEO:</text:p>
      <text:p text:style-name="Standard">- Search Engine Optimization (Otimização para mecanismo de Busca)</text:p>
      <text:p text:style-name="Standard"/>
      <text:p text:style-name="Standard"><text:span text:style-name="T1">Autoridade</text:span> -&gt; conteúdo do site</text:p>
      <text:p text:style-name="Standard">Popularidade -&gt; site é famoso</text:p>
      <text:p text:style-name="Standard"/>
      <text:p text:style-name="P1">O que é Resultado Natural:</text:p>
      <text:p text:style-name="Standard">- resulta sem ser pago</text:p>
      <text:p text:style-name="Standard"/>
      <text:p text:style-name="P1">O que é Resultado Organico:</text:p>
      <text:p text:style-name="Standard">- pago para destacar</text:p>
      <text:p text:style-name="Standard"/>
      <text:p text:style-name="P1">Buscadores:</text:p>
      <text:p text:style-name="Standard">- Todo buscador é focado no usuário.</text:p>
      <text:p text:style-name="Standard">- Para o site tem que buscar o equilibrio para o buscador e para o usuário.</text:p>
      <text:p text:style-name="Standard"/>
      <text:p text:style-name="P1">Indexar:</text:p>
      <text:p text:style-name="Standard">- Operador site, o site esta presente no banco do buscador</text:p>
      <text:p text:style-name="Standard"/>
      <text:p text:style-name="P1">Rankear:</text:p>
      <text:p text:style-name="Standard">- Ser bem posicionado após uma consulta</text:p>
      <text:p text:style-name="Standard">- Os resultado são diferentes para cada usuario.</text:p>
      <text:p text:style-name="Standard"/>
      <text:p text:style-name="P1">Buscas avançadas:</text:p>
      <text:p text:style-name="Standard">- Remover palavra chavar: exemp. velocidade do jaguar -animal -&gt;(o - remove o animal da pesquisa)</text:p>
      <text:p text:style-name="Standard">- Busca dentro do site: exemp. olimpiadas site uol.com.br</text:p>
      <text:p text:style-name="Standard">- Buscar documentos: exemp filetype:pdf olimpiadas</text:p>
      <text:p text:style-name="Standard">- Buscar por titulo: intitle: panela de pressão</text:p>
      <text:p text:style-name="Standard">- Buscar por url: inurl:chocolate</text:p>
      <text:p text:style-name="Standard">- Buscar por texto: intext:chocolate</text:p>
      <text:p text:style-name="Standard"/>
      <text:p text:style-name="P2">Otimizacao OnPage:</text:p>
      <text:p text:style-name="Standard">- Conceitos ao conteudo X Programação.</text:p>
      <text:p text:style-name="Standard">- Ajuda os robos a enteder o conteudo.</text:p>
      <text:p text:style-name="Standard"/>
      <text:p text:style-name="P1">SEO para Trafego:</text:p>
      <text:p text:style-name="Standard">- vender anuncios (media kit, Google adSense) ter conteudo para atrair visitantes.</text:p>
      <text:p text:style-name="Standard"/>
      <text:p text:style-name="Standard"><text:span text:style-name="T1">SEO para Branding:</text:span> </text:p>
      <text:p text:style-name="Standard">- Fica bem posicionado nas buscas. A marca deve aparecer em blogs, video, redes socias.</text:p>
      <text:p text:style-name="Standard"><text:s text:c="3"/>A Autoridade sobre o tema será percebida.</text:p>
      <text:p text:style-name="Standard"/>
      <text:p text:style-name="Standard"><text:span text:style-name="T1">SEO para Venda:</text:span> </text:p>
      <text:p text:style-name="Standard">- Focar em palavras que grarm resultados. Cruzar dados co link patrocinado é vital.</text:p>
      <text:p text:style-name="Standard"/>
      <text:p text:style-name="P1">Analisar concorrentes:</text:p>
      <text:p text:style-name="Standard">- Criar conta no Google ADS</text:p>
      <text:p text:style-name="Standard"/>
      <text:p text:style-name="Standard">Google ADS para lançar companhas nos buscadores</text:p>
      <text:p text:style-name="Standard">https://ads.google.com/</text:p>
      <text:p text:style-name="Standard"/>
      <text:p text:style-name="P3"><text:soft-page-break/>SWOT para SEO</text:p>
      <text:p text:style-name="P8">Forças internas:</text:p>
      <text:p text:style-name="P8"><text:tab/>- Pontos Fortes e Fracos</text:p>
      <text:p text:style-name="P8">Forças externas</text:p>
      <text:p text:style-name="P8">- Oportunidades e Ameaças</text:p>
      <text:p text:style-name="P8"/>
      <text:p text:style-name="P4">Palavra Chaves</text:p>
      <text:p text:style-name="P8">- <text:span text:style-name="T2">Busca de formas individuais.</text:span></text:p>
      <text:p text:style-name="P8">- <text:span text:style-name="T2">Resultados orgânicos.</text:span></text:p>
      <text:p text:style-name="P9"/>
      <text:p text:style-name="P9">- Em uma Url se trabalha varias palavras chaves.</text:p>
      <text:p text:style-name="P9">- Para cada url definir uma palavra-chave</text:p>
      <text:p text:style-name="P9">- A palavra-chave descreve a URL</text:p>
      <text:p text:style-name="P9">- Se tiver 1000 url tem que ter 1000 <text:s/>palavra-chave</text:p>
      <text:p text:style-name="P9"/>
      <text:p text:style-name="P11">Como Criar: <text:s/><text:span text:style-name="T2">palavra-chave/</text:span>categoria/subcategoria/conteudo</text:p>
      <text:p text:style-name="P9"/>
      <text:p text:style-name="P12">Google Trends:</text:p>
      <text:p text:style-name="P10"><text:a xlink:type="simple" xlink:href="https://trends.google.com.br/trends/?geo=BR" text:style-name="Internet_20_link" text:visited-style-name="Visited_20_Internet_20_Link">https://trends.google.com.br/trends/?geo=BR</text:a></text:p>
      <text:p text:style-name="P10"/>
      <text:p text:style-name="P13">Google </text:p>
      <text:p text:style-name="P13"><text:a xlink:type="simple" xlink:href="https://search.google.com/" text:style-name="Internet_20_link" text:visited-style-name="Visited_20_Internet_20_Link">https://search.google.com/</text:a></text:p>
      <text:p text:style-name="P13">Verificar palavras chaves (oque, como, quando, a onde)</text:p>
      <text:p text:style-name="P13">No Analytics tem que ativar o “Acompanhar da pesquisa no site”</text:p>
      <text:p text:style-name="P13"/>
      <text:p text:style-name="P5">Buscar as dúvidas</text:p>
      <text:p text:style-name="P14">- Acessar os fóruns</text:p>
      <text:p text:style-name="P14">- Youtube</text:p>
      <text:p text:style-name="P14"/>
      <text:p text:style-name="P6">Domínios X Subdomínios X Diretório</text:p>
      <text:p text:style-name="P15">- loja.seusite.com.br/presentes</text:p>
      <text:p text:style-name="P15">loja= subdomínio</text:p>
      <text:p text:style-name="P15">seusite.com.br= domínio</text:p>
      <text:p text:style-name="P15">diretório = presentes</text:p>
      <text:p text:style-name="P15"/>
      <text:p text:style-name="P15">- Cada URL é um conteúdo novo.</text:p>
      <text:p text:style-name="P15">- se for do Brazil usar com.br</text:p>
      <text:p text:style-name="P15"/>
      <text:p text:style-name="P6">Link texto e Ancora</text:p>
      <text:p text:style-name="P15">- Os links informa o conteúdo da página e das próximas páginas.</text:p>
      <text:p text:style-name="P15"/>
      <text:p text:style-name="P6">H1, H2, H3</text:p>
      <text:p text:style-name="P16">H1= Titulo</text:p>
      <text:p text:style-name="P16">H2= Subi-lo</text:p>
      <text:p text:style-name="P16">H3= arvore de títulos</text:p>
      <text:p text:style-name="P16"><text:s/>Cada url do site deve ter 1 H1 somente.</text:p>
      <text:p text:style-name="P16"/>
      <text:p text:style-name="P7">Títulos das páginas</text:p>
      <text:p text:style-name="P16">&lt;title&gt;Palavras Chave | Nome Site&lt;/title&gt;</text:p>
      <text:p text:style-name="P16"/>
      <text:p text:style-name="P16"/>
      <text:p text:style-name="P16"/>
      <text:p text:style-name="P7"><text:soft-page-break/>Meta Tag Descrição</text:p>
      <text:p text:style-name="P16">- É fundamental para o SEO.</text:p>
      <text:p text:style-name="P16">- Incluir palavra-chave na descrição.</text:p>
      <text:p text:style-name="P16">- Não inserir preço ou telefone</text:p>
      <text:p text:style-name="P16"/>
      <text:p text:style-name="P7">URL amigável</text:p>
      <text:p text:style-name="P16">- Correto: <text:span text:style-name="T3">produto</text:span><text:span text:style-name="T4">/nome-produto</text:span></text:p>
      <text:p text:style-name="P18">- Errado: 12/produto_id=12</text:p>
      <text:p text:style-name="P18"/>
      <text:p text:style-name="P19">A url deve dar sentido ao conteúdo.</text:p>
      <text:p text:style-name="P19"/>
      <text:p text:style-name="P27">Otimizar Urls</text:p>
      <text:p text:style-name="P19">- Ruim: /cam/cam-dig-sansung</text:p>
      <text:p text:style-name="P19">- Boa: /cameras-compactas/camera-digital-sansung-wb150f</text:p>
      <text:p text:style-name="P19">Informar ao buscador o conteúdo da pagina.</text:p>
      <text:p text:style-name="P20">Se for muda as URL tem que fazer uma redirecionamento 301 para página já existente.</text:p>
      <text:p text:style-name="P20"/>
      <text:p text:style-name="P28">Otimizar imagens</text:p>
      <text:p text:style-name="P21">- Tamanho arquivo menor possível – Compactar</text:p>
      <text:p text:style-name="P21">- Nome-produto.jpg – descrever o que esta na imagem</text:p>
      <text:p text:style-name="P21">- Uma versão ampliada na imagem.</text:p>
      <text:p text:style-name="P20"/>
      <text:p text:style-name="P28">Otimizar videos</text:p>
      <text:p text:style-name="P21">- Nome-video.mp4</text:p>
      <text:p text:style-name="P21">- Palavra-chave deve ser o nome do video.</text:p>
      <text:p text:style-name="P21"/>
      <text:p text:style-name="P28">Velocidade de carregamento</text:p>
      <text:p text:style-name="P34">- Deve ser carregado o mais rápido possível.</text:p>
      <text:p text:style-name="P17"><text:span text:style-name="T4">- </text:span><text:a xlink:type="simple" xlink:href="https://developers.google.com/speed" text:style-name="Internet_20_link" text:visited-style-name="Visited_20_Internet_20_Link"><text:span text:style-name="T4">https://developers.google.com/speed</text:span></text:a></text:p>
      <text:p text:style-name="P21"/>
      <text:p text:style-name="P29">OffPage</text:p>
      <text:p text:style-name="P22">- É o PageRank uma site menor ganha destaque por referencia em uma site maior.</text:p>
      <text:p text:style-name="P22"/>
      <text:p text:style-name="P29">High TrustRank</text:p>
      <text:p text:style-name="P22">- É o PageRank distribuído por credibilidade de conteúdo, ou seja se uma site ter pouco credibilidade então o site por rêfencia também terá.</text:p>
      <text:p text:style-name="P22"/>
      <text:p text:style-name="P22"/>
      <text:p text:style-name="P29">Canonical</text:p>
      <text:p text:style-name="P22">- Define ao site qual conteúdo a página tem e a URL sem parâmetros para o google entender..</text:p>
      <text:p text:style-name="P22">- &lt;link rel=’canonical’ href=’’/&gt;</text:p>
      <text:p text:style-name="P22"/>
      <text:p text:style-name="P30">OnPage e OffPage</text:p>
      <text:p text:style-name="P23">- <text:span text:style-name="T5">A página mais importante é a Home</text:span></text:p>
      <text:p text:style-name="P23">- <text:span text:style-name="T5">A Home reforça página do próprio site</text:span></text:p>
      <text:p text:style-name="P22"/>
      <text:p text:style-name="P31">SEO para redes Sociais.</text:p>
      <text:p text:style-name="P24">- Compartilhar link e interagir com usuários.</text:p>
      <text:p text:style-name="P24"/>
      <text:p text:style-name="P24"/>
      <text:p text:style-name="P24"/>
      <text:p text:style-name="P24"/>
      <text:p text:style-name="P31"><text:soft-page-break/>Resultado SEO.</text:p>
      <text:p text:style-name="P24">- Analytics orgânicos e direto</text:p>
      <text:p text:style-name="P24">- Total de trafego</text:p>
      <text:p text:style-name="P24">- Documentar as alterações e analisar os dados.</text:p>
      <text:p text:style-name="P24"/>
      <text:p text:style-name="P32">Mozbar SEO</text:p>
      <text:p text:style-name="P25"><text:a xlink:type="simple" xlink:href="https://chrome.google.com/webstore/detail/mozbar/eakacpaijcpapndcfffdgphdiccmpknp?hl=pt-BR" text:style-name="Internet_20_link" text:visited-style-name="Visited_20_Internet_20_Link">https://chrome.google.com/webstore/detail/mozbar/eakacpaijcpapndcfffdgphdiccmpknp?hl=pt-BR</text:a></text:p>
      <text:p text:style-name="P25"/>
      <text:p text:style-name="P33">Polaridade</text:p>
      <text:p text:style-name="P26">- Publicar videos, texto com referencia.</text:p>
      <text:p text:style-name="P26">- </text:p>
      <text:p text:style-name="P22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6"/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6T11:51:58.692348960</meta:creation-date>
    <dc:date>2022-06-17T12:41:08.767748770</dc:date>
    <meta:editing-duration>PT2H4M41S</meta:editing-duration>
    <meta:editing-cycles>13</meta:editing-cycles>
    <meta:generator>LibreOffice/7.3.3.2$MacOSX_X86_64 LibreOffice_project/d1d0ea68f081ee2800a922cac8f79445e4603348</meta:generator>
    <meta:document-statistic meta:table-count="0" meta:image-count="0" meta:object-count="0" meta:page-count="4" meta:paragraph-count="119" meta:word-count="637" meta:character-count="4024" meta:non-whitespace-character-count="3493"/>
  </office:meta>
</office:document-meta>
</file>